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_20__28_user_29_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user_29_">Тестовое задание <text:span text:style-name="T1">Python</text:span>.</text:p>
      <text:p text:style-name="Standard_20__28_user_29_"/>
      <text:p text:style-name="Standard_20__28_user_29_">Нужно сделать загрузку данных со сторонего сервера в БД, доступ к ним через <text:span text:style-name="T1">rest</text:span> сервис, админка для редактирования категорий с загрузкой картинок.</text:p>
      <text:p text:style-name="Standard_20__28_user_29_"/>
      <text:p text:style-name="Standard_20__28_user_29_">Требования:<text:line-break/><text:span text:style-name="T1">Python</text:span>, <text:span text:style-name="T1">Spring</text:span> <text:span text:style-name="T1">boot</text:span> 2, <text:span text:style-name="T1">MySQL</text:span> 5+, <text:span text:style-name="T1">JPA</text:span> или <text:span text:style-name="T1">Hibernate</text:span> 5+ для работы с БД, <text:span text:style-name="T1">Tomcat</text:span>, БД <text:span text:style-name="T1">c</text:span> индексами и связями и близка к 3й нормальной форме, <text:span text:style-name="T1">Bootstrap</text:span> 4</text:p>
      <text:p text:style-name="Standard_20__28_user_29_"/>
      <text:p text:style-name="Standard_20__28_user_29_">БД проектируется испытуемым.</text:p>
      <text:p text:style-name="Standard_20__28_user_29_">Аутентификация на сервере:</text:p>
      <text:p text:style-name="Standard_20__28_user_29_">https://developers.admitad.com/ru/doc/api_ru/auth/auth-client/</text:p>
      <text:p text:style-name="Standard_20__28_user_29_">curl -H 'Authorization: Basic TXQ0NEJCQ01Ld1lENUJFUExpWTlGRmRhdWwyMXhuOkFESFlJaUJvb2RvUUhIWDVsZVZudTAzbklDa0RDUg==' -X POST https://api.admitad.com/token/ -d 'grant_type=client_credentials&amp;client_id=Mt44BBCMKwYD5BEPLiY9FFdaul21xn&amp;scope=advcampaigns websites public_data advcampaigns_for_website'</text:p>
      <text:p text:style-name="Standard_20__28_user_29_">Отсюда<text:span text:style-name="T1"> </text:span>получаем<text:span text:style-name="T1"> access_token </text:span>и<text:span text:style-name="T1"> refresh_token. </text:span>Без необходимости (т. е. пока старый не истек) новые токены не запрашиваем.</text:p>
      <text:p text:style-name="Standard_20__28_user_29_"/>
      <text:p text:style-name="Standard_20__28_user_29_"><text:span text:style-name="T1">refresh</text:span>_<text:span text:style-name="T1">token</text:span> — используется для обновления <text:span text:style-name="T1">access</text:span>_<text:span text:style-name="T1">token</text:span> -</text:p>
      <text:p text:style-name="Standard_20__28_user_29_"><text:a xlink:type="simple" xlink:href="https://developers.admitad.com/ru/doc/api_ru/auth/auth-refresh-token/" text:style-name="Default_20_Style" text:visited-style-name="Default_20_Style"><text:span text:style-name="T1">https</text:span></text:a><text:a xlink:type="simple" xlink:href="https://developers.admitad.com/ru/doc/api_ru/auth/auth-refresh-token/" text:style-name="Default_20_Style" text:visited-style-name="Default_20_Style">://</text:a><text:a xlink:type="simple" xlink:href="https://developers.admitad.com/ru/doc/api_ru/auth/auth-refresh-token/" text:style-name="Default_20_Style" text:visited-style-name="Default_20_Style"><text:span text:style-name="T1">developers</text:span></text:a><text:a xlink:type="simple" xlink:href="https://developers.admitad.com/ru/doc/api_ru/auth/auth-refresh-token/" text:style-name="Default_20_Style" text:visited-style-name="Default_20_Style">.</text:a><text:a xlink:type="simple" xlink:href="https://developers.admitad.com/ru/doc/api_ru/auth/auth-refresh-token/" text:style-name="Default_20_Style" text:visited-style-name="Default_20_Style"><text:span text:style-name="T1">admitad</text:span></text:a><text:a xlink:type="simple" xlink:href="https://developers.admitad.com/ru/doc/api_ru/auth/auth-refresh-token/" text:style-name="Default_20_Style" text:visited-style-name="Default_20_Style">.</text:a><text:a xlink:type="simple" xlink:href="https://developers.admitad.com/ru/doc/api_ru/auth/auth-refresh-token/" text:style-name="Default_20_Style" text:visited-style-name="Default_20_Style"><text:span text:style-name="T1">com</text:span></text:a><text:a xlink:type="simple" xlink:href="https://developers.admitad.com/ru/doc/api_ru/auth/auth-refresh-token/" text:style-name="Default_20_Style" text:visited-style-name="Default_20_Style">/</text:a><text:a xlink:type="simple" xlink:href="https://developers.admitad.com/ru/doc/api_ru/auth/auth-refresh-token/" text:style-name="Default_20_Style" text:visited-style-name="Default_20_Style"><text:span text:style-name="T1">ru</text:span></text:a><text:a xlink:type="simple" xlink:href="https://developers.admitad.com/ru/doc/api_ru/auth/auth-refresh-token/" text:style-name="Default_20_Style" text:visited-style-name="Default_20_Style">/</text:a><text:a xlink:type="simple" xlink:href="https://developers.admitad.com/ru/doc/api_ru/auth/auth-refresh-token/" text:style-name="Default_20_Style" text:visited-style-name="Default_20_Style"><text:span text:style-name="T1">doc</text:span></text:a><text:a xlink:type="simple" xlink:href="https://developers.admitad.com/ru/doc/api_ru/auth/auth-refresh-token/" text:style-name="Default_20_Style" text:visited-style-name="Default_20_Style">/</text:a><text:a xlink:type="simple" xlink:href="https://developers.admitad.com/ru/doc/api_ru/auth/auth-refresh-token/" text:style-name="Default_20_Style" text:visited-style-name="Default_20_Style"><text:span text:style-name="T1">api</text:span></text:a><text:a xlink:type="simple" xlink:href="https://developers.admitad.com/ru/doc/api_ru/auth/auth-refresh-token/" text:style-name="Default_20_Style" text:visited-style-name="Default_20_Style">_</text:a><text:a xlink:type="simple" xlink:href="https://developers.admitad.com/ru/doc/api_ru/auth/auth-refresh-token/" text:style-name="Default_20_Style" text:visited-style-name="Default_20_Style"><text:span text:style-name="T1">ru</text:span></text:a><text:a xlink:type="simple" xlink:href="https://developers.admitad.com/ru/doc/api_ru/auth/auth-refresh-token/" text:style-name="Default_20_Style" text:visited-style-name="Default_20_Style">/</text:a><text:a xlink:type="simple" xlink:href="https://developers.admitad.com/ru/doc/api_ru/auth/auth-refresh-token/" text:style-name="Default_20_Style" text:visited-style-name="Default_20_Style"><text:span text:style-name="T1">auth</text:span></text:a><text:a xlink:type="simple" xlink:href="https://developers.admitad.com/ru/doc/api_ru/auth/auth-refresh-token/" text:style-name="Default_20_Style" text:visited-style-name="Default_20_Style">/</text:a><text:a xlink:type="simple" xlink:href="https://developers.admitad.com/ru/doc/api_ru/auth/auth-refresh-token/" text:style-name="Default_20_Style" text:visited-style-name="Default_20_Style"><text:span text:style-name="T1">auth</text:span></text:a><text:a xlink:type="simple" xlink:href="https://developers.admitad.com/ru/doc/api_ru/auth/auth-refresh-token/" text:style-name="Default_20_Style" text:visited-style-name="Default_20_Style">-</text:a><text:a xlink:type="simple" xlink:href="https://developers.admitad.com/ru/doc/api_ru/auth/auth-refresh-token/" text:style-name="Default_20_Style" text:visited-style-name="Default_20_Style"><text:span text:style-name="T1">refresh</text:span></text:a><text:a xlink:type="simple" xlink:href="https://developers.admitad.com/ru/doc/api_ru/auth/auth-refresh-token/" text:style-name="Default_20_Style" text:visited-style-name="Default_20_Style">-</text:a><text:a xlink:type="simple" xlink:href="https://developers.admitad.com/ru/doc/api_ru/auth/auth-refresh-token/" text:style-name="Default_20_Style" text:visited-style-name="Default_20_Style"><text:span text:style-name="T1">token</text:span></text:a><text:a xlink:type="simple" xlink:href="https://developers.admitad.com/ru/doc/api_ru/auth/auth-refresh-token/" text:style-name="Default_20_Style" text:visited-style-name="Default_20_Style">/</text:a></text:p>
      <text:p text:style-name="Standard_20__28_user_29_"/>
      <text:p text:style-name="Standard_20__28_user_29_">Далее запрашиваем программы:</text:p>
      <text:p text:style-name="Standard_20__28_user_29_"><text:a xlink:type="simple" xlink:href="https://developers.admitad.com/ru/doc/api_ru/methods/advcampaigns/advcampaigns-website-list/" text:style-name="Default_20_Style" text:visited-style-name="Default_20_Style">https://developers.admitad.com/ru/doc/api_ru/methods/advcampaigns/advcampaigns-website-list/</text:a></text:p>
      <text:p text:style-name="Standard_20__28_user_29_"><text:span text:style-name="T1">curl -L -H 'Authorization: Bearer sBtSbQ2vHN95olkOjVhTDn2gazFFW5' -X GET </text:span><text:a xlink:type="simple" xlink:href="https://api.admitad.com/advcampaigns/website/2090016/?limit=2" text:style-name="Default_20_Style" text:visited-style-name="Default_20_Style"><text:span text:style-name="T1">https://api.admitad.com/advcampaigns/website/2090016/?limit=2</text:span></text:a></text:p>
      <text:p text:style-name="P1"/>
      <text:p text:style-name="Standard_20__28_user_29_">Программы складываем в БД с определенной периодичностью (добавление а далее обновление).</text:p>
      <text:p text:style-name="Standard_20__28_user_29_"/>
      <text:p text:style-name="Standard_20__28_user_29_">Из программы важно, название, детали акций (<text:span text:style-name="T1">action</text:span> <text:span text:style-name="T1">details</text:span>), картинка, категории (вложенность не важна, важен сам набор категорий), <text:span text:style-name="T1">URL</text:span> для покупок (<text:span text:style-name="T1">gotolink</text:span>) и главный фид продуктов (products_xml_link).</text:p>
      <text:p text:style-name="Standard_20__28_user_29_"/>
      <text:p text:style-name="Standard_20__28_user_29_">Продукты тоже загружаем в БД — описание - <text:a xlink:type="simple" xlink:href="https://support.admitad.com/hc/ru/articles/4405920538897-Товарный-фид" text:style-name="Default_20_Style" text:visited-style-name="Default_20_Style">https://support.admitad.com/hc/ru/articles/4405920538897-%D0%A2%D0%BE%D0%B2%D0%B0%D1%80%D0%BD%D1%8B%D0%B9-%D1%84%D0%B8%D0%B4</text:a></text:p>
      <text:p text:style-name="Standard_20__28_user_29_"/>
      <text:p text:style-name="Standard_20__28_user_29_">В продуктах важно — название, модель, цена, картинки, УРЛ для покупки.</text:p>
      <text:p text:style-name="Standard_20__28_user_29_"/>
      <text:p text:style-name="Standard_20__28_user_29_">Загружаем магазины и продукты с определенной периодичностью (она задается к конфиге).</text:p>
      <text:p text:style-name="Standard_20__28_user_29_"/>
      <text:p text:style-name="Standard_20__28_user_29_">Делаем рест сервис для получения магазинов из нашей БД. Постраничный.</text:p>
      <text:p text:style-name="Standard_20__28_user_29_">И делаем поиск — возвращает найденные товары (ищем по модели и названию) из нашей БД. Результаты возвращаем постранично.</text:p>
      <text:p text:style-name="Standard_20__28_user_29_"/>
      <text:p text:style-name="Standard_20__28_user_29_">Делаем админку (со входом — логины для входа просто храним в БД — управление ими не входит в тестовое задание) — в админке делаем редактирование списка категорий (по факту название и картинка).</text:p>
      <text:p text:style-name="Standard_20__28_user_29_"/>
      <text:p text:style-name="Standard_20__28_user_29_">И делаем рест для получения этих категор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dc:creator>Александра Приходченко</dc:creator>
    <meta:editing-cycles>2</meta:editing-cycles>
    <meta:creation-date>2022-11-16T14:13:00</meta:creation-date>
    <dc:date>2022-11-16T14:13:00</dc:date>
    <meta:editing-duration>PT1M</meta:editing-duration>
    <meta:generator>LibreOffice/7.3.7.2$Linux_X86_64 LibreOffice_project/30$Build-2</meta:generator>
    <meta:document-statistic meta:table-count="0" meta:image-count="0" meta:object-count="0" meta:page-count="1" meta:paragraph-count="22" meta:word-count="240" meta:character-count="2280" meta:non-whitespace-character-count="2055"/>
    <meta:user-defined meta:name="AppVersion">16.0000</meta:user-defined>
    <meta:template xlink:type="simple" xlink:actuate="onRequest" xlink:title="Normal" xlink:href=""/>
  </office:meta>
</office:document-meta>
</file>